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9271in" fo:margin-left="0in" fo:margin-right="-0.0021in" table:align="margins"/>
    </style:style>
    <style:style style:name="Таблица5.A" style:family="table-column">
      <style:table-column-properties style:column-width="1.4792in" style:rel-column-width="13993*"/>
    </style:style>
    <style:style style:name="Таблица5.B" style:family="table-column">
      <style:table-column-properties style:column-width="5.4479in" style:rel-column-width="51542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9271in" fo:margin-left="0in" fo:margin-right="-0.0021in" table:align="margins"/>
    </style:style>
    <style:style style:name="Таблица6.A" style:family="table-column">
      <style:table-column-properties style:column-width="1.4792in" style:rel-column-width="13993*"/>
    </style:style>
    <style:style style:name="Таблица6.B" style:family="table-column">
      <style:table-column-properties style:column-width="5.4479in" style:rel-column-width="51542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8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9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0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1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 style:list-style-name="L7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8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16" style:family="paragraph" style:parent-style-name="Table_20_Contents" style:list-style-name="L10">
      <style:paragraph-properties fo:text-align="start" style:justify-single-word="false"/>
      <style:text-properties fo:language="ru" fo:country="RU"/>
    </style:style>
    <style:style style:name="P17" style:family="paragraph" style:parent-style-name="Table_20_Contents" style:list-style-name="L11">
      <style:paragraph-properties fo:text-align="start" style:justify-single-word="false"/>
      <style:text-properties fo:language="ru" fo:country="RU"/>
    </style:style>
    <style:style style:name="P18" style:family="paragraph" style:parent-style-name="Table_20_Contents" style:list-style-name="L12">
      <style:paragraph-properties fo:text-align="start" style:justify-single-word="false"/>
      <style:text-properties fo:language="ru" fo:country="RU"/>
    </style:style>
    <style:style style:name="P19" style:family="paragraph" style:parent-style-name="Table_20_Contents" style:list-style-name="L13">
      <style:paragraph-properties fo:text-align="start" style:justify-single-word="false"/>
      <style:text-properties fo:language="ru" fo:country="RU"/>
    </style:style>
    <style:style style:name="P20" style:family="paragraph" style:parent-style-name="Table_20_Contents" style:list-style-name="L8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color="#000000" style:text-line-through-style="none" style:text-underline-style="none" fo:font-weight="bold" style:text-blinking="false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7. Работа с календарем событий</text:span> 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5">Добавление события в календарь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3">НР-7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3">Добавление в календарь событий, связанных с рекрутинговым процессом: даты и времени собеседований, прохождения тестирования, получения приглашения на работу и т.д.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>Пользователь имеет права на добавление события в календарь согласно назначенной роли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добавление события в календарь, кликая по нужной дате на календаре;</text:p>
            <text:p text:style-name="P3">4. Система открывает форму для добавления события;</text:p>
            <text:p text:style-name="P3">5. Актер в форме указывает важные характеристики события: дату, время, краткое описание, вакансию, к которой оно привязано, кандидата, пользователя, ответственного за данное событие, вид события;</text:p>
            <text:p text:style-name="P3">6. Актер запрашивает сохранение события в календаре;</text:p>
            <text:p text:style-name="P3">7. Система проверяет заполнение обязательных полей<text:span text:style-name="T1">;</text:span></text:p>
            <text:p text:style-name="P3">8. Система проверяет корректность заполнение всех полей;</text:p>
            <text:p text:style-name="P3">9. Система сохраняет новое событие в календарь;</text:p>
            <text:p text:style-name="P3">10. Система выдает сообщение о успешном добавлении нового события в календарь;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6а. Актер отменяет сохранение введенных данных:</text:p>
            <text:list xml:id="list39567413" text:style-name="L1">
              <text:list-item>
                <text:p text:style-name="P7">Актер запрашивает закрытие формы добавления события без предварительного сохранения введенных данных;</text:p>
              </text:list-item>
              <text:list-item>
                <text:p text:style-name="P7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7">Актер подтверждает закрытие формы без сохранение введенных данных;</text:p>
              </text:list-item>
              <text:list-item>
                <text:p text:style-name="P7">Система закрывает форму без сохраниния события;</text:p>
              </text:list-item>
              <text:list-item>
                <text:p text:style-name="P7">Система возвращает актеру страницу с календарем событий.</text:p>
              </text:list-item>
            </text:list>
            <text:p text:style-name="P3">7а. Не заполнены обязательные поля:</text:p>
            <text:list xml:id="list39569315" text:style-name="L2">
              <text:list-item>
                <text:p text:style-name="P8">Система выдает предупреждение о том, что не все обязательные поля заполнены;</text:p>
              </text:list-item>
              <text:list-item>
                <text:p text:style-name="P8">Система подсвечивает незаполненные обязательные поля;</text:p>
              </text:list-item>
              <text:list-item>
                <text:p text:style-name="P8">Система возвращает актеру форму для ввода данных;</text:p>
              </text:list-item>
              <text:list-item>
                <text:p text:style-name="P8">Актер заполняет пустые поля;</text:p>
              </text:list-item>
              <text:list-item>
                <text:p text:style-name="P8">См. п. 6</text:p>
              </text:list-item>
            </text:list>
            <text:p text:style-name="P3">8а. Поля заполнены некорректно:</text:p>
            <text:list xml:id="list39546682" text:style-name="L3">
              <text:list-item>
                <text:p text:style-name="P9">Система выдает предупреждение о том, что поля заполнены <text:soft-page-break/>некорректно;</text:p>
              </text:list-item>
              <text:list-item>
                <text:p text:style-name="P9">Система подсвечивает некорректно заполненные поля;</text:p>
              </text:list-item>
              <text:list-item>
                <text:p text:style-name="P9">Система возвращает актеру форму для ввода данных;</text:p>
              </text:list-item>
              <text:list-item>
                <text:p text:style-name="P9">Актер редактирует некорректно заполненные поля;</text:p>
              </text:list-item>
              <text:list-item>
                <text:p text:style-name="P9">См. п. 6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2"/>
          </table:table-cell>
        </table:table-row>
      </table:table>
      <text:p text:style-name="P4"/>
      <text:p text:style-name="P4"/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5">Просмотр событий за конкретную дату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3">НР-7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3">Просмотр списка событий, назначенных на определенную дату, просмотр подробной информации по каждому событию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3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3">Пользователь имеет права на просмотр событий в календаре согласно назначенной роли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просмотр события в календаре, кликая по нужной дате;</text:p>
            <text:p text:style-name="P3">4. Система открывает форму простомтра и добавления событий;</text:p>
            <text:p text:style-name="P3">5. Актер просмотривает список событий;</text:p>
            <text:p text:style-name="P3">6. Актер запрашивает просмотр подробной информации о конкретном событии, кликая на нем;</text:p>
            <text:p text:style-name="P3">7. Система предоставяет побробную информацию о событии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3">5а. Нет событий за выбранную дату:</text:p>
            <text:p text:style-name="P3">1. Вместо списка событий система отображает оповещение о том, что в календаре пока отсутствуют события за выбранную дату.</text:p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5">Редактирование событий за конкретную дату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3">НР-7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3">Редактирование событий, назначенных на определеннкю дату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3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3">Пользователь имеет права на редактирование событий в календаре согласно назначенной роли</text:p>
          </table:table-cell>
        </table:table-row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просмотр события в календаре, кликая по нужной дате;</text:p>
            <text:p text:style-name="P3">4. Система открывает форму простомтра и добавления событий;</text:p>
            <text:p text:style-name="P3">5. Актер просмотривает список событий;</text:p>
            <text:p text:style-name="P3">6. Актер запрашивает просмотр и редактирование информации о конкретном событии, кликая на нем;</text:p>
            <text:p text:style-name="P3">7. Система предоставяет информацию о событии, доступную для редактирования;</text:p>
            <text:p text:style-name="P3">8. Актер редактирует событие;</text:p>
            <text:p text:style-name="P3">9. Актер запрашивает сохранение внесенных изменений по выбранному событию;</text:p>
            <text:p text:style-name="P3">10. Система проверяет заполнение обязательных полей<text:span text:style-name="T1">;</text:span></text:p>
            <text:p text:style-name="P3">11. Система проверяет корректность заполнение всех полей;</text:p>
            <text:p text:style-name="P3">12. Система сохраняет внесенные изменения;</text:p>
            <text:p text:style-name="P3">13. Система выдает сообщение о успешном сохранении изменений;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3">5а. Нет событий за выбранную дату:</text:p>
            <text:p text:style-name="P3">1. Вместо списка событий система отображает оповещение о том, что в календаре пока отсутствуют события за выбранную дату.</text:p>
            <text:p text:style-name="P3">9а. Актер отменяет сохранение введенных данных:</text:p>
            <text:list xml:id="list39560392" text:style-name="L4">
              <text:list-item>
                <text:p text:style-name="P10">Актер запрашивает закрытие формы добавления события без предварительного сохранения отредактированных данных;</text:p>
              </text:list-item>
              <text:list-item>
                <text:p text:style-name="P10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0">Актер подтверждает закрытие формы без сохранение отредактированных данных;</text:p>
              </text:list-item>
              <text:list-item>
                <text:p text:style-name="P10">Система закрывает форму без сохраниния изменений в событии;</text:p>
              </text:list-item>
              <text:list-item>
                <text:p text:style-name="P10">Система возвращает актеру страницу с календарем событий.</text:p>
              </text:list-item>
            </text:list>
            <text:p text:style-name="P3">10а. Не заполнены обязательные поля:</text:p>
            <text:list xml:id="list39554414" text:style-name="L5">
              <text:list-item>
                <text:p text:style-name="P11">Система выдает предупреждение о том, что не все обязательные поля заполнены;</text:p>
              </text:list-item>
              <text:list-item>
                <text:p text:style-name="P11">Система подсвечивает незаполненные обязательные поля;</text:p>
              </text:list-item>
              <text:list-item>
                <text:p text:style-name="P11">Система возвращает актеру форму для ввода данных;</text:p>
              </text:list-item>
              <text:list-item>
                <text:p text:style-name="P11">Актер заполняет пустые поля;</text:p>
              </text:list-item>
              <text:list-item>
                <text:p text:style-name="P11">См. п. 9</text:p>
              </text:list-item>
            </text:list>
            <text:p text:style-name="P3"><text:soft-page-break/>11а. Поля заполнены некорректно:</text:p>
            <text:list xml:id="list39570714" text:style-name="L6">
              <text:list-item>
                <text:p text:style-name="P12">Система выдает предупреждение о том, что поля заполнены некорректно;</text:p>
              </text:list-item>
              <text:list-item>
                <text:p text:style-name="P12">Система подсвечивает некорректно заполненные поля;</text:p>
              </text:list-item>
              <text:list-item>
                <text:p text:style-name="P12">Система возвращает актеру форму для ввода данных;</text:p>
              </text:list-item>
              <text:list-item>
                <text:p text:style-name="P12">Актер редактирует некорректно заполненные поля;</text:p>
              </text:list-item>
              <text:list-item>
                <text:p text:style-name="P12">См. п. 9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5">Удаление события из календаря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3">НР-7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3">Удаление события, назначенного на конкретную дату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3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3">Пользователь имеет права на удаление событий в календаре согласно назначенной роли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просмотр события в календаре, кликая по нужной дате;</text:p>
            <text:p text:style-name="P3">4. Система открывает форму простомтра и добавления событий;</text:p>
            <text:p text:style-name="P3">5. Актер просмотривает список событий;</text:p>
            <text:p text:style-name="P3">6. Актер запрашивает просмотр и редактирование информации о конкретном событии, кликая на нем;</text:p>
            <text:p text:style-name="P3">7. Система предоставяет информацию о событии, доступную для редактирования;</text:p>
            <text:p text:style-name="P3">8. Актер запрашивает удаление события;</text:p>
            <text:p text:style-name="P3">9. Система выдает предупреждение о том, что в результате данного действия событие будет удалено из календаря и запрашивает подтверждение;</text:p>
            <text:p text:style-name="P3">10. Актер подтверждает удаление события;</text:p>
            <text:p text:style-name="P3">11. Система удаляет событие из календаря<text:span text:style-name="T1">;</text:span></text:p>
            <text:p text:style-name="P3">12. Система выдает сообщение о успешном удалении события из календаря;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3">5а. Нет событий за выбранную дату:</text:p>
            <text:p text:style-name="P3">1. Вместо списка событий система отображает оповещение о том, что в <text:soft-page-break/>календаре пока отсутствуют события за выбранную дату.</text:p>
            <text:p text:style-name="P3">9а. Актер отменяет удаление события:</text:p>
            <text:list xml:id="list39559413" text:style-name="L7">
              <text:list-item>
                <text:p text:style-name="P13">Актер не подтверждает удаление события из календаря;</text:p>
              </text:list-item>
              <text:list-item>
                <text:p text:style-name="P13">Система возвращает актеру форму с информацией о событии;</text:p>
              </text:list-item>
            </text:list>
            <text:p text:style-name="P3"/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2"/>
          </table:table-cell>
        </table:table-row>
      </table:table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">Use case</text:p>
          </table:table-cell>
          <table:table-cell table:style-name="Таблица5.B1" office:value-type="string">
            <text:p text:style-name="P5">Добавление события в календарь со страницы профиля кандидата </text:p>
          </table:table-cell>
        </table:table-row>
        <table:table-row>
          <table:table-cell table:style-name="Таблица5.A2" office:value-type="string">
            <text:p text:style-name="P1">Id</text:p>
          </table:table-cell>
          <table:table-cell table:style-name="Таблица5.B2" office:value-type="string">
            <text:p text:style-name="P3">НР-7.5</text:p>
          </table:table-cell>
        </table:table-row>
        <table:table-row>
          <table:table-cell table:style-name="Таблица5.A2" office:value-type="string">
            <text:p text:style-name="P1">Description</text:p>
          </table:table-cell>
          <table:table-cell table:style-name="Таблица5.B2" office:value-type="string">
            <text:p text:style-name="P3">Добавление в календарь событий, связанных с конкретным кандидатом: даты и времени собеседований, прохождения тестирования, получения приглашения на работу, совершения зонков и т.д.</text:p>
          </table:table-cell>
        </table:table-row>
        <table:table-row>
          <table:table-cell table:style-name="Таблица5.A2" office:value-type="string">
            <text:p text:style-name="P1">Level</text:p>
          </table:table-cell>
          <table:table-cell table:style-name="Таблица5.B2" office:value-type="string">
            <text:p text:style-name="P3">Пользовательская цель</text:p>
          </table:table-cell>
        </table:table-row>
        <table:table-row>
          <table:table-cell table:style-name="Таблица5.A2" office:value-type="string">
            <text:p text:style-name="P1">Actors</text:p>
          </table:table-cell>
          <table:table-cell table:style-name="Таблица5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5.A2" office:value-type="string">
            <text:p text:style-name="P1">Pre-Conditions</text:p>
          </table:table-cell>
          <table:table-cell table:style-name="Таблица5.B2" office:value-type="string">
            <text:p text:style-name="P3">Пользователь имеет права на добавление события в календарь согласно назначенной роли. Открыт профиль кандидата</text:p>
          </table:table-cell>
        </table:table-row>
        <table:table-row>
          <table:table-cell table:style-name="Таблица5.A2" office:value-type="string">
            <text:p text:style-name="P1">Post Conditions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Trigger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Main Success Scenario</text:p>
          </table:table-cell>
          <table:table-cell table:style-name="Таблица5.B2" office:value-type="string">
            <text:p text:style-name="P3">1. Актер запрашивает добавление события в календарь;</text:p>
            <text:p text:style-name="P3">2. Во всплывающем окне система открывает форму для добавления события;</text:p>
            <text:p text:style-name="P3">3. Актер в форме указывает важные характеристики события: дату, время, краткое описание, вакансию, к которой оно привязано, <text:s/>пользователя, ответственного за данное событие, вид события;</text:p>
            <text:p text:style-name="P3">4. Актер запрашивает сохранение события в календаре;</text:p>
            <text:p text:style-name="P3">5. Система проверяет заполнение обязательных полей<text:span text:style-name="T1">;</text:span></text:p>
            <text:p text:style-name="P3">6. Система проверяет корректность заполнение всех полей;</text:p>
            <text:p text:style-name="P3">7. Система сохраняет новое событие в календарь;</text:p>
            <text:p text:style-name="P3">8. Система выдает сообщение о успешном добавлении нового события в календарь;</text:p>
          </table:table-cell>
        </table:table-row>
        <table:table-row>
          <table:table-cell table:style-name="Таблица5.A2" office:value-type="string">
            <text:p text:style-name="P1">Extensions</text:p>
          </table:table-cell>
          <table:table-cell table:style-name="Таблица5.B2" office:value-type="string">
            <text:p text:style-name="P3">4а. Актер отменяет сохранение введенных данных:</text:p>
            <text:list xml:id="list39562698" text:style-name="L8">
              <text:list-item>
                <text:p text:style-name="P14">Актер запрашивает закрытие формы добавления события без предварительного сохранения введенных данных;</text:p>
              </text:list-item>
              <text:list-item>
                <text:p text:style-name="P20"><text:span text:style-name="T3">Система выдает предупреждение об утере нес</text:span>охраненных данных и запрашивает подтверждение;</text:p>
              </text:list-item>
              <text:list-item>
                <text:p text:style-name="P14">Актер подтверждает закрытие формы без сохранение введенных данных;</text:p>
              </text:list-item>
              <text:list-item>
                <text:p text:style-name="P14">Система закрывает форму без сохраниния события;</text:p>
              </text:list-item>
              <text:list-item>
                <text:p text:style-name="P14">Система возвращает актеру страницу с профилем кандидата.</text:p>
              </text:list-item>
            </text:list>
            <text:p text:style-name="P3">5а. Не заполнены обязательные поля:</text:p>
            <text:list xml:id="list39578469" text:style-name="L9">
              <text:list-item>
                <text:p text:style-name="P15"><text:soft-page-break/>Система выдает предупреждение о том, что не все обязательные поля заполнены;</text:p>
              </text:list-item>
              <text:list-item>
                <text:p text:style-name="P15">Система подсвечивает незаполненные обязательные поля</text:p>
              </text:list-item>
              <text:list-item>
                <text:p text:style-name="P15">Система возвращает актеру форму для ввода данных;</text:p>
              </text:list-item>
              <text:list-item>
                <text:p text:style-name="P15">Актер заполняет пустые поля;</text:p>
              </text:list-item>
              <text:list-item>
                <text:p text:style-name="P15">См. п. 4</text:p>
              </text:list-item>
            </text:list>
            <text:p text:style-name="P3">6а. Поля заполнены некорректно:</text:p>
            <text:list xml:id="list39571134" text:style-name="L10">
              <text:list-item>
                <text:p text:style-name="P16">Система выдает предупреждение о том, что поля заполнены некорректно;</text:p>
              </text:list-item>
              <text:list-item>
                <text:p text:style-name="P16">Система подсвечивает некорректно заполненные поля;</text:p>
              </text:list-item>
              <text:list-item>
                <text:p text:style-name="P16">Система возвращает актеру форму для ввода данных;</text:p>
              </text:list-item>
              <text:list-item>
                <text:p text:style-name="P16">Актер редактирует некорректно заполненные поля;</text:p>
              </text:list-item>
              <text:list-item>
                <text:p text:style-name="P16">См. п. 4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">Variations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Frequency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Assumptions</text:p>
          </table:table-cell>
          <table:table-cell table:style-name="Таблица5.B2" office:value-type="string">
            <text:p text:style-name="P2"/>
          </table:table-cell>
        </table:table-row>
      </table:table>
      <text:p text:style-name="Standard"/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">Use case</text:p>
          </table:table-cell>
          <table:table-cell table:style-name="Таблица6.B1" office:value-type="string">
            <text:p text:style-name="P5">Добавление события в календарь со страницы создания нового кандидата </text:p>
          </table:table-cell>
        </table:table-row>
        <table:table-row>
          <table:table-cell table:style-name="Таблица6.A2" office:value-type="string">
            <text:p text:style-name="P1">Id</text:p>
          </table:table-cell>
          <table:table-cell table:style-name="Таблица6.B2" office:value-type="string">
            <text:p text:style-name="P3">НР-7.<text:span text:style-name="T1">6</text:span></text:p>
          </table:table-cell>
        </table:table-row>
        <table:table-row>
          <table:table-cell table:style-name="Таблица6.A2" office:value-type="string">
            <text:p text:style-name="P1">Description</text:p>
          </table:table-cell>
          <table:table-cell table:style-name="Таблица6.B2" office:value-type="string">
            <text:p text:style-name="P3">Добавление в календарь событий, связанных с конкретным кандидатом: даты и времени собеседований, прохождения тестирования, получения приглашения на работу, совершения зонков и т.д.</text:p>
          </table:table-cell>
        </table:table-row>
        <table:table-row>
          <table:table-cell table:style-name="Таблица6.A2" office:value-type="string">
            <text:p text:style-name="P1">Level</text:p>
          </table:table-cell>
          <table:table-cell table:style-name="Таблица6.B2" office:value-type="string">
            <text:p text:style-name="P3">Пользовательская цель</text:p>
          </table:table-cell>
        </table:table-row>
        <table:table-row>
          <table:table-cell table:style-name="Таблица6.A2" office:value-type="string">
            <text:p text:style-name="P1">Actors</text:p>
          </table:table-cell>
          <table:table-cell table:style-name="Таблица6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6.A2" office:value-type="string">
            <text:p text:style-name="P1">Pre-Conditions</text:p>
          </table:table-cell>
          <table:table-cell table:style-name="Таблица6.B2" office:value-type="string">
            <text:p text:style-name="P3">Пользователь имеет права на добавление события в календарь согласно назначенной роли. Актер находится на странице создания нового кандидата</text:p>
          </table:table-cell>
        </table:table-row>
        <table:table-row>
          <table:table-cell table:style-name="Таблица6.A2" office:value-type="string">
            <text:p text:style-name="P1">Post Conditions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Trigger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Main Success Scenario</text:p>
          </table:table-cell>
          <table:table-cell table:style-name="Таблица6.B2" office:value-type="string">
            <text:p text:style-name="P3">1. После создания нового кандидата, актер запрашивает добавление события в календарь;</text:p>
            <text:p text:style-name="P3">2. Во всплывающем окне система открывает форму для добавления события;</text:p>
            <text:p text:style-name="P3">3. Актер в форме указывает важные характеристики события: дату, время, краткое описание, вакансию, к которой оно привязано, пользователя, ответственного за данное событие, вид события;</text:p>
            <text:p text:style-name="P3">4. Актер запрашивает сохранение события в календаре;</text:p>
            <text:p text:style-name="P3">5. Система проверяет заполнение обязательных полей<text:span text:style-name="T1">;</text:span></text:p>
            <text:p text:style-name="P3">6. Система проверяет корректность заполнение всех полей;</text:p>
            <text:p text:style-name="P3">7. Система сохраняет новое событие в календарь;</text:p>
            <text:p text:style-name="P3">8. Система выдает сообщение о успешном добавлении нового события в <text:soft-page-break/>календарь;</text:p>
          </table:table-cell>
        </table:table-row>
        <table:table-row>
          <table:table-cell table:style-name="Таблица6.A2" office:value-type="string">
            <text:p text:style-name="P1">Extensions</text:p>
          </table:table-cell>
          <table:table-cell table:style-name="Таблица6.B2" office:value-type="string">
            <text:p text:style-name="P3">4а. Актер отменяет сохранение введенных данных:</text:p>
            <text:list xml:id="list39565037" text:style-name="L11">
              <text:list-item>
                <text:p text:style-name="P17">Актер запрашивает закрытие формы добавления события без предварительного сохранения введенных данных;</text:p>
              </text:list-item>
              <text:list-item>
                <text:p text:style-name="P17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7">Актер подтверждает закрытие формы без сохранение введенных данных;</text:p>
              </text:list-item>
              <text:list-item>
                <text:p text:style-name="P17">Система закрывает форму без сохраниния события;</text:p>
              </text:list-item>
              <text:list-item>
                <text:p text:style-name="P17">Система возвращает актеру страницу с формой для создания нового кандидата.</text:p>
              </text:list-item>
            </text:list>
            <text:p text:style-name="P3">5а. Не заполнены обязательные поля:</text:p>
            <text:list xml:id="list39572425" text:style-name="L12">
              <text:list-item>
                <text:p text:style-name="P18">Система выдает предупреждение о том, что не все обязательные поля заполнены;</text:p>
              </text:list-item>
              <text:list-item>
                <text:p text:style-name="P18">Система подсвечивает незаполненные обязательные поля;</text:p>
              </text:list-item>
              <text:list-item>
                <text:p text:style-name="P18">Система возвращает актеру форму для ввода данных;</text:p>
              </text:list-item>
              <text:list-item>
                <text:p text:style-name="P18">Актер заполняет пустые поля;</text:p>
              </text:list-item>
              <text:list-item>
                <text:p text:style-name="P18">См. п. 4</text:p>
              </text:list-item>
            </text:list>
            <text:p text:style-name="P3">6а. Поля заполнены некорректно:</text:p>
            <text:list xml:id="list39557467" text:style-name="L13">
              <text:list-item>
                <text:p text:style-name="P19">Система выдает предупреждение о том, что поля заполнены некорректно;</text:p>
              </text:list-item>
              <text:list-item>
                <text:p text:style-name="P19">Система подсвечивает некорректно заполненные поля;</text:p>
              </text:list-item>
              <text:list-item>
                <text:p text:style-name="P19">Система возвращает актеру форму для ввода данных;</text:p>
              </text:list-item>
              <text:list-item>
                <text:p text:style-name="P19">Актер редактирует некорректно заполненные поля;</text:p>
              </text:list-item>
              <text:list-item>
                <text:p text:style-name="P19">См. п. 4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">Variations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Frequency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Assumptions</text:p>
          </table:table-cell>
          <table:table-cell table:style-name="Таблица6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language="ru" fo:country="RU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07T19:46:49.31</dc:date>
    <dc:creator>Alina Kulish</dc:creator>
    <meta:editing-duration>PT04H23M56S</meta:editing-duration>
    <meta:editing-cycles>27</meta:editing-cycles>
    <meta:generator>OpenOffice.org/3.0$Win32 OpenOffice.org_project/300m15$Build-9379</meta:generator>
    <meta:document-statistic meta:table-count="6" meta:image-count="0" meta:object-count="0" meta:page-count="7" meta:paragraph-count="254" meta:word-count="1490" meta:character-count="11026"/>
    <meta:user-defined meta:name="Поле 1"/>
    <meta:user-defined meta:name="Поле 2"/>
    <meta:user-defined meta:name="Поле 3"/>
    <meta:user-defined meta:name="Поле 4"/>
  </office:meta>
</office:document-meta>
</file>